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family="'GOST type B'" style:font-family-generic="swiss" style:font-pitch="variabl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GOST type B'" style:font-family-generic="swiss" style:font-pitch="variable" fo:font-size="14pt" style:font-size-asian="14pt" style:font-size-complex="14pt"/>
    </style:style>
    <style:style style:name="T1" style:family="text">
      <style:text-properties fo:font-family="'GOST type B'" style:font-family-generic="swiss" style:font-pitch="variable" fo:font-size="14pt" style:font-size-asian="14pt" style:font-size-complex="14pt"/>
    </style:style>
    <style:style style:name="T2" style:family="text">
      <style:text-properties fo:font-family="'GOST type B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cm" svg:height="1.5cm" svg:x="4.4cm" svg:y="6cm">
          <text:p text:style-name="P1"><text:span text:style-name="T1">PLC 1</text:span></text:p>
          <text:p text:style-name="P1"><text:span text:style-name="T1">CI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9cm" svg:y="1.1cm">
          <text:p text:style-name="P1"><text:span text:style-name="T1">Ma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.2cm" svg:y="9.1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.201cm" svg:y="9.101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3.3cm" svg:y="9.1cm">
          <text:p text:style-name="P1"><text:span text:style-name="T1">D</text:span></text:p>
          <text:p text:style-name="P1"><text:span text:style-name="T1">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5.4cm" svg:y="9.099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5.401cm" svg:y="9.1cm">
          <text:p text:style-name="P1"><text:span text:style-name="T1">A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7.5cm" svg:y="9.099cm">
          <text:p text:style-name="P1"><text:span text:style-name="T1">A</text:span></text:p>
          <text:p text:style-name="P1"><text:span text:style-name="T1">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5cm" svg:y1="7.4cm" svg:x2="2.3cm" svg:y2="9.1cm">
          <text:p/>
        </draw:line>
        <draw:custom-shape draw:style-name="gr1" draw:text-style-name="P1" draw:layer="layout" svg:width="2cm" svg:height="1cm" svg:x="9cm" svg:y="3.5cm">
          <text:p text:style-name="P1"><text:span text:style-name="T1">Setu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.2cm" svg:y1="7.5cm" svg:x2="8.5cm" svg:y2="9.1cm">
          <text:p/>
        </draw:line>
        <draw:line draw:style-name="gr2" draw:text-style-name="P2" draw:layer="layout" svg:x1="4.9cm" svg:y1="7.5cm" svg:x2="4.3cm" svg:y2="9.1cm">
          <text:p/>
        </draw:line>
        <draw:line draw:style-name="gr2" draw:text-style-name="P2" draw:layer="layout" svg:x1="5.6cm" svg:y1="7.5cm" svg:x2="6.4cm" svg:y2="9.1cm">
          <text:p/>
        </draw:line>
        <draw:line draw:style-name="gr2" draw:text-style-name="P2" draw:layer="layout" svg:x1="9.1cm" svg:y1="4.4cm" svg:x2="6.2cm" svg:y2="6cm">
          <text:p/>
        </draw:line>
        <draw:line draw:style-name="gr2" draw:text-style-name="P2" draw:layer="layout" svg:x1="10cm" svg:y1="2.1cm" svg:x2="10cm" svg:y2="3.4cm">
          <text:p/>
        </draw:line>
        <draw:custom-shape draw:style-name="gr1" draw:text-style-name="P1" draw:layer="layout" svg:width="2cm" svg:height="1.5cm" svg:x="14.801cm" svg:y="6.001cm">
          <text:p text:style-name="P1"><text:span text:style-name="T1">PLC 2</text:span></text:p>
          <text:p text:style-name="P1"><text:span text:style-name="T1">Pro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2.801cm" svg:y="9.101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2.802cm" svg:y="9.102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4.901cm" svg:y="9.101cm">
          <text:p text:style-name="P1"><text:span text:style-name="T1">D</text:span></text:p>
          <text:p text:style-name="P1"><text:span text:style-name="T1">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7.001cm" svg:y="9.1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7.002cm" svg:y="9.101cm">
          <text:p text:style-name="P1"><text:span text:style-name="T1">A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4.901cm" svg:y1="7.401cm" svg:x2="13.9cm" svg:y2="9.1cm">
          <text:p/>
        </draw:line>
        <draw:line draw:style-name="gr2" draw:text-style-name="P2" draw:layer="layout" svg:x1="15.901cm" svg:y1="7.501cm" svg:x2="15.9cm" svg:y2="9.1cm">
          <text:p/>
        </draw:line>
        <draw:line draw:style-name="gr2" draw:text-style-name="P2" draw:layer="layout" svg:x1="16.701cm" svg:y1="7.501cm" svg:x2="18cm" svg:y2="9.1cm">
          <text:p/>
        </draw:line>
        <draw:line draw:style-name="gr2" draw:text-style-name="P2" draw:layer="layout" svg:x1="15cm" svg:y1="6.1cm" svg:x2="10.9cm" svg:y2="4.4cm">
          <text:p/>
        </draw:line>
        <draw:custom-shape draw:style-name="gr1" draw:text-style-name="P1" draw:layer="layout" svg:width="2cm" svg:height="1.5cm" svg:x="10.701cm" svg:y="18.6cm">
          <text:p text:style-name="P1"><text:span text:style-name="T1">PLC 3</text:span></text:p>
          <text:p text:style-name="P1"><text:span text:style-name="T1">A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8.401cm" svg:y="21.7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8.402cm" svg:y="21.701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0.501cm" svg:y="21.7cm">
          <text:p text:style-name="P1"><text:span text:style-name="T1">D</text:span></text:p>
          <text:p text:style-name="P1"><text:span text:style-name="T1">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2.601cm" svg:y="21.699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2.602cm" svg:y="21.7cm">
          <text:p text:style-name="P1"><text:span text:style-name="T1">A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801cm" svg:y1="20cm" svg:x2="9.5cm" svg:y2="21.701cm">
          <text:p/>
        </draw:line>
        <draw:line draw:style-name="gr2" draw:text-style-name="P2" draw:layer="layout" svg:x1="11.7cm" svg:y1="20.101cm" svg:x2="11.6cm" svg:y2="21.701cm">
          <text:p/>
        </draw:line>
        <draw:line draw:style-name="gr2" draw:text-style-name="P2" draw:layer="layout" svg:x1="12.6cm" svg:y1="20.001cm" svg:x2="13.5cm" svg:y2="21.701cm">
          <text:p/>
        </draw:line>
        <draw:line draw:style-name="gr2" draw:text-style-name="P2" draw:layer="layout" svg:x1="11.7cm" svg:y1="18.6cm" svg:x2="10cm" svg:y2="4.5cm">
          <text:p/>
        </draw:line>
        <draw:custom-shape draw:style-name="gr1" draw:text-style-name="P1" draw:layer="layout" svg:width="2cm" svg:height="1.5cm" svg:x="12.8cm" svg:y="10.6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2.801cm" svg:y="10.601cm">
          <text:p text:style-name="P1"><text:span text:style-name="T1">X0...147</text:span></text:p>
          <text:p text:style-name="P1"><text:span text:style-name="T1">96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4.901cm" svg:y="10.6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4.902cm" svg:y="10.601cm">
          <text:p text:style-name="P1"><text:span text:style-name="T1">Y0...147</text:span></text:p>
          <text:p text:style-name="P1"><text:span text:style-name="T1">92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.2cm" svg:y="10.6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.201cm" svg:y="10.601cm">
          <text:p text:style-name="P1"><text:span text:style-name="T1">X 80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3.301cm" svg:y="10.6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3.302cm" svg:y="10.601cm">
          <text:p text:style-name="P1"><text:span text:style-name="T1">Y 76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5.402cm" svg:y="10.6cm">
          <text:p text:style-name="P1"><text:span text:style-name="T2">16bit </text:span><text:span text:style-name="T1">22p</text:span></text:p>
          <text:p text:style-name="P3"><text:span text:style-name="T2">32bit 4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7.502cm" svg:y="10.6cm">
          <text:p text:style-name="P1"><text:span text:style-name="T2">8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7cm" svg:y="10.6cm">
          <text:p text:style-name="P1"><text:span text:style-name="T2">16bit 8</text:span><text:span text:style-name="T1">p</text:span></text:p>
          <text:p text:style-name="P1"><text:span text:style-name="T2">32bit 6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8.4cm" svg:y="23.201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8.401cm" svg:y="23.202cm">
          <text:p text:style-name="P1"><text:span text:style-name="T1">X0...7</text:span></text:p>
          <text:p text:style-name="P1"><text:span text:style-name="T1">8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0.501cm" svg:y="23.201cm">
          <text:p text:style-name="P1"><text:span text:style-name="T1">D</text:span></text:p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0.502cm" svg:y="23.202cm">
          <text:p text:style-name="P1"><text:span text:style-name="T1">Y0...3</text:span></text:p>
          <text:p text:style-name="P1"><text:span text:style-name="T1">4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12.6cm" svg:y="23.201cm">
          <text:p text:style-name="P1"><text:span text:style-name="T2">Pt100 16</text:span><text:span text:style-name="T1">p</text:span></text:p>
          <text:p text:style-name="P1"><text:span text:style-name="T2">4-20 24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Ingenegr</meta:initial-creator>
    <meta:creation-date>2016-11-16T08:37:19.12</meta:creation-date>
    <dc:date>2016-11-16T09:55:13.91</dc:date>
    <dc:creator>Andy Ingenegr</dc:creator>
    <meta:editing-duration>PT6M</meta:editing-duration>
    <meta:editing-cycles>1</meta:editing-cycles>
    <meta:document-statistic meta:object-count="51"/>
    <meta:generator>OpenOffice/4.1.3$Win32 OpenOffice.org_project/413m1$Build-9783</meta:generator>
  </office:meta>
</office:document-meta>
</file>